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fo:font-variant="normal" fo:text-transform="none"/>
    </style:style>
    <style:style style:name="T2" style:family="text">
      <style:text-properties officeooo:rsid="001d06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<text:span text:style-name="T1"> </text:span>Carry a reusable water bottle, coffee cup and a reusable cutlery pack with <text:span text:style-name="T2">cutlery</text:span> and straw <text:span text:style-name="T2">(if you want to use one)</text:span> around with you.</text:p>
      <text:p text:style-name="Text_20_body"/>
      <text:p text:style-name="Text_20_body">2.<text:span text:style-name="T1">       </text:span>Take reusable shopping bags out with you in your bag, even if you don’t plan on going shopping. </text:p>
      <text:p text:style-name="Text_20_body">3.<text:span text:style-name="T1">       </text:span>Walk, cycle or take public transport whenever possible. </text:p>
      <text:p text:style-name="Text_20_body">4.<text:span text:style-name="T1">       </text:span>Switch to an environmentally-friendly home energy provider. </text:p>
      <text:p text:style-name="Text_20_body">5.<text:span text:style-name="T1">       </text:span>Use Ecosia instead of Google. </text:p>
      <text:p text:style-name="Text_20_body">6.<text:span text:style-name="T1">       </text:span>Switch to shampoo and soap bars or refills.</text:p>
      <text:p text:style-name="Text_20_body">7.<text:span text:style-name="T1">       </text:span>Get items such as pasta, rice, flour, oats, spices, pulses and beans, nuts etc. from refill stores/sections of shops. If this is not possible opt for these items packaged in paper/cardboard where possible and reuse and compost.  </text:p>
      <text:p text:style-name="Text_20_body">8.<text:span text:style-name="T1">       </text:span>Say no to single use fruit and veg plastic/paper bags and use reusable produce bags instead. </text:p>
      <text:p text:style-name="Text_20_body">9.<text:span text:style-name="T1">       </text:span>Switch to eco-friendly alternatives to washing liquid/dish washer tablets/laundry detergent, cleaner. There are many to start on your journey, you could start by switching going to a refill store, choosing items that are plastic-free packaged in cardboard instead, or you could look into making your own chemical free cleaners.  </text:p>
      <text:p text:style-name="Text_20_body">10.<text:span text:style-name="T1">   </text:span>Compost.</text:p>
      <text:p text:style-name="Text_20_body">11.<text:span text:style-name="T1">   </text:span>Plastic free hygiene products. Safety razor.</text:p>
      <text:p text:style-name="Text_20_body">12.<text:span text:style-name="T1">   </text:span>Try getting creative in the kitchen and making your own versions of plastic packaged items such as houmous, biscuits and cordials. </text:p>
      <text:p text:style-name="Text_20_body">13.<text:span text:style-name="T1">   </text:span>Try to cut down on your meat and dairy consumption by having meat and dairy free meals, building this up to meat and dairy free days. </text:p>
      <text:p text:style-name="Text_20_body">14.<text:span text:style-name="T1">   </text:span>Say no to fast fash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19:34.803692932</meta:creation-date>
    <dc:date>2019-08-15T22:34:37.600247119</dc:date>
    <meta:editing-duration>PT1H4M52S</meta:editing-duration>
    <meta:editing-cycles>1</meta:editing-cycles>
    <meta:document-statistic meta:table-count="0" meta:image-count="0" meta:object-count="0" meta:page-count="1" meta:paragraph-count="14" meta:word-count="246" meta:character-count="1515" meta:non-whitespace-character-count="1214"/>
    <meta:generator>LibreOffice/6.0.7.3$Linux_X86_64 LibreOffice_project/00m0$Build-3</meta:generator>
  </office:meta>
</office:document-meta>
</file>